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esday March 13, 2007<text:tab/><text:tab/><text:tab/><text:tab/><text:tab/><text:tab/><text:tab/><text:tab/><text:tab/>Grace Li</text:p>
      <text:p text:style-name="Standard"/>
      <text:p text:style-name="P1">Determining the NH(gua) – O (water) and O (acet) – O(water) <text:s/>hydrogen bonding distance cutoff: <text:s/>Some test results using 3.1, <text:span text:style-name="T1">3.3</text:span>, 3.5, 3.7, 3.9, 4.0, <text:span text:style-name="T1">4.1</text:span> Angstroms</text:p>
      <text:p text:style-name="P2"/>
      <text:p text:style-name="P2"/>
      <text:p text:style-name="P2">(The underlined cutoffs are the original ones used) </text:p>
      <text:p text:style-name="P1"/>
      <text:p text:style-name="Standard">Page 1 : A plot of <text:s/>number of DD to DS transitions versus the N-Water cut offs (3.3 Angstroms to 4.1 Angstroms). <text:s/>O(acet)-Water is held constant at 3.3 A.</text:p>
      <text:p text:style-name="Standard">DD -&gt; DS transition was picked because it was the most frequently occurring transition.</text:p>
      <text:p text:style-name="Standard"/>
      <text:p text:style-name="Standard">Page 2: Similar plot to the one on page 1, except here, the total number of transitions (sum of all different </text:p>
      <text:p text:style-name="Standard">Forward and backward transitions) versus the N-water cutoffs is shown.</text:p>
      <text:p text:style-name="Standard"/>
      <text:p text:style-name="Standard">Page 3-4: Equilibrium populations (shown as a percentage) <text:s/>for each cutoff. <text:s/></text:p>
      <text:p text:style-name="Standard"/>
      <text:p text:style-name="Standard">Pages 5-6: <text:s/>Radial distribution functions for NH(gua) to O(water) and O(acet) to O(water)</text:p>
      <text:p text:style-name="P3"/>
      <text:p text:style-name="P3">Water coordination numbers calculated from the RDFs:</text:p>
      <text:p text:style-name="P3"/>
      <text:p text:style-name="P3"><text:tab/>GND – 0 to 4.1 A</text:p>
      <text:p text:style-name="P3"><text:tab/>ACT – 0 to 3.3 A</text:p>
      <text:p text:style-name="P3"/>
      <text:p text:style-name="P3"><draw:frame draw:style-name="fr1" draw:name="Object2" text:anchor-type="paragraph" svg:x="0.3681in" svg:y="0in" svg:width="5.402in" svg:height="1.1374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13T12:19:18</meta:creation-date>
    <dc:date>2007-03-13T14:28:34</dc:date>
    <meta:print-date>2007-03-13T12:31:35</meta:print-date>
    <dc:language>en-US</dc:language>
    <meta:editing-cycles>15</meta:editing-cycles>
    <meta:editing-duration>PT2H9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2" meta:word-count="164" meta:character-count="92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order="0.0008in solid #000000"/>
      <style:paragraph-properties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text-underline-style="none" fo:font-weight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order="0.0008in solid #000000"/>
      <style:text-properties fo:font-weight="bol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3" office:value-type="string" table:number-columns-spanned="3" table:number-rows-spanned="1">
            <text:p># of waters in the</text:p>
          </table:table-cell>
          <table:covered-table-cell table:number-columns-repeated="2" table:style-name="ce5"/>
          <table:table-cell table:style-name="ce3" office:value-type="string" table:number-columns-spanned="3" table:number-rows-spanned="1">
            <text:p># of waters in the </text:p>
          </table:table-cell>
          <table:covered-table-cell table:number-columns-repeated="2" table:style-name="ce5"/>
        </table:table-row>
        <table:table-row table:style-name="ro2">
          <table:table-cell/>
          <table:table-cell table:style-name="ce3" office:value-type="string" table:number-columns-spanned="3" table:number-rows-spanned="1">
            <text:p>1<text:span text:style-name="T1">st</text:span> hydration shell of GND</text:p>
          </table:table-cell>
          <table:covered-table-cell table:number-columns-repeated="2" table:style-name="ce6"/>
          <table:table-cell table:style-name="ce3" office:value-type="string" table:number-columns-spanned="3" table:number-rows-spanned="1">
            <text:p>1<text:span text:style-name="T1">st</text:span> hydration shell of ACT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>
            <text:p>T</text:p>
          </table:table-cell>
          <table:table-cell table:style-name="ce4" office:value-type="string">
            <text:p>state 0</text:p>
          </table:table-cell>
          <table:table-cell table:style-name="ce4" office:value-type="string">
            <text:p>state 1</text:p>
          </table:table-cell>
          <table:table-cell table:style-name="ce4" office:value-type="string">
            <text:p>state 2</text:p>
          </table:table-cell>
          <table:table-cell table:style-name="ce4" office:value-type="string">
            <text:p>state 0</text:p>
          </table:table-cell>
          <table:table-cell table:style-name="ce4" office:value-type="string">
            <text:p>state 1</text:p>
          </table:table-cell>
          <table:table-cell table:style-name="ce4" office:value-type="string">
            <text:p>state 2</text:p>
          </table:table-cell>
        </table:table-row>
        <table:table-row table:style-name="ro1">
          <table:table-cell table:style-name="ce2" office:value-type="float" office:value="300">
            <text:p>300</text:p>
          </table:table-cell>
          <table:table-cell table:style-name="ce5" office:value-type="float" office:value="15.6909">
            <text:p>15.69</text:p>
          </table:table-cell>
          <table:table-cell table:style-name="ce5" office:value-type="float" office:value="14.8924">
            <text:p>14.89</text:p>
          </table:table-cell>
          <table:table-cell table:style-name="ce5" office:value-type="float" office:value="14.6892">
            <text:p>14.69</text:p>
          </table:table-cell>
          <table:table-cell table:style-name="ce5" office:value-type="float" office:value="5.7317">
            <text:p>5.73</text:p>
          </table:table-cell>
          <table:table-cell table:style-name="ce5" office:value-type="float" office:value="4.74989">
            <text:p>4.75</text:p>
          </table:table-cell>
          <table:table-cell table:style-name="ce5" office:value-type="float" office:value="4.23096">
            <text:p>4.23</text:p>
          </table:table-cell>
        </table:table-row>
        <table:table-row table:style-name="ro1">
          <table:table-cell table:style-name="ce2" office:value-type="float" office:value="330">
            <text:p>330</text:p>
          </table:table-cell>
          <table:table-cell table:style-name="ce5" office:value-type="float" office:value="14.8162">
            <text:p>14.82</text:p>
          </table:table-cell>
          <table:table-cell table:style-name="ce5" office:value-type="float" office:value="14.0647">
            <text:p>14.06</text:p>
          </table:table-cell>
          <table:table-cell table:style-name="ce5" office:value-type="float" office:value="13.8371">
            <text:p>13.84</text:p>
          </table:table-cell>
          <table:table-cell table:style-name="ce5" office:value-type="float" office:value="5.66889">
            <text:p>5.67</text:p>
          </table:table-cell>
          <table:table-cell table:style-name="ce5" office:value-type="float" office:value="4.72998">
            <text:p>4.73</text:p>
          </table:table-cell>
          <table:table-cell table:style-name="ce5" office:value-type="float" office:value="4.17366">
            <text:p>4.17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5" office:value-type="float" office:value="14.1746">
            <text:p>14.17</text:p>
          </table:table-cell>
          <table:table-cell table:style-name="ce5" office:value-type="float" office:value="13.4694">
            <text:p>13.47</text:p>
          </table:table-cell>
          <table:table-cell table:style-name="ce5" office:value-type="float" office:value="13.2327">
            <text:p>13.23</text:p>
          </table:table-cell>
          <table:table-cell table:style-name="ce5" office:value-type="float" office:value="5.60486">
            <text:p>5.6</text:p>
          </table:table-cell>
          <table:table-cell table:style-name="ce5" office:value-type="float" office:value="4.65007">
            <text:p>4.65</text:p>
          </table:table-cell>
          <table:table-cell table:style-name="ce5" office:value-type="float" office:value="4.07774">
            <text:p>4.0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07-03-13">03/13/2007</text:date> <text:time>14:27:16</text:time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3">03/13/2007</text:date>, <text:time>14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